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077033437620853980"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3033572696011644705"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6071139220160930095"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832855934328562761"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435084798540811270"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6480541245664857993" text:style-name="L6">
        <text:list-item>
          <text:list>
            <text:list-header>
              <text:p text:style-name="P108"><text:span text:style-name="T1">Warm up:</text:span> 0.2 mile jog and rest 2 minutes</text:p>
              <text:p text:style-name="P108"><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2673383006135734838"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8449958762807880028"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1724120" text:continue-list="list2673383006135734838"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
      <text:p text:style-name="P24"/>
      <text:p text:style-name="P10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soft-page-break/><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7408064698863424"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3T11:48:48.78</dc:date>
    <dc:creator>James Lombardi</dc:creator>
    <meta:editing-duration>P7DT3H4M55S</meta:editing-duration>
    <meta:editing-cycles>605</meta:editing-cycles>
    <meta:generator>OpenOffice/4.1.2$Win32 OpenOffice.org_project/412m3$Build-9782</meta:generator>
    <meta:document-statistic meta:table-count="0" meta:image-count="0" meta:object-count="0" meta:page-count="72" meta:paragraph-count="2003" meta:word-count="22361" meta:character-count="112788"/>
  </office:meta>
</office:document-meta>
</file>